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5.698cm" table:align="left"/>
    </style:style>
    <style:style style:name="Tabela1.A" style:family="table-column">
      <style:table-column-properties style:column-width="5.094cm"/>
    </style:style>
    <style:style style:name="Tabela1.B" style:family="table-column">
      <style:table-column-properties style:column-width="3.505cm"/>
    </style:style>
    <style:style style:name="Tabela1.C" style:family="table-column">
      <style:table-column-properties style:column-width="13.792cm"/>
    </style:style>
    <style:style style:name="Tabela1.D" style:family="table-column">
      <style:table-column-properties style:column-width="3.30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fc86" officeooo:paragraph-rsid="0000fc86"/>
    </style:style>
    <style:style style:name="P2" style:family="paragraph" style:parent-style-name="Table_20_Contents">
      <style:text-properties officeooo:rsid="000228d7" officeooo:paragraph-rsid="000228d7"/>
    </style:style>
    <style:style style:name="P3" style:family="paragraph" style:parent-style-name="Table_20_Contents">
      <style:text-properties officeooo:rsid="000228d7" officeooo:paragraph-rsid="0002a625"/>
    </style:style>
    <style:style style:name="P4" style:family="paragraph" style:parent-style-name="Table_20_Contents">
      <style:text-properties officeooo:rsid="000228d7" officeooo:paragraph-rsid="00067cd0"/>
    </style:style>
    <style:style style:name="P5" style:family="paragraph" style:parent-style-name="Table_20_Contents">
      <style:text-properties officeooo:rsid="0002a625" officeooo:paragraph-rsid="000228d7"/>
    </style:style>
    <style:style style:name="P6" style:family="paragraph" style:parent-style-name="Table_20_Contents">
      <style:text-properties officeooo:rsid="000363b7" officeooo:paragraph-rsid="000363b7"/>
    </style:style>
    <style:style style:name="P7" style:family="paragraph" style:parent-style-name="Table_20_Contents">
      <style:text-properties officeooo:rsid="00048c1c" officeooo:paragraph-rsid="00048c1c"/>
    </style:style>
    <style:style style:name="P8" style:family="paragraph" style:parent-style-name="Table_20_Contents">
      <style:text-properties fo:font-weight="bold" officeooo:rsid="0000fc86" officeooo:paragraph-rsid="000228d7" style:font-weight-asian="bold" style:font-weight-complex="bold"/>
    </style:style>
    <style:style style:name="P9" style:family="paragraph" style:parent-style-name="Table_20_Contents">
      <style:text-properties fo:font-weight="bold" officeooo:rsid="0000fc86" officeooo:paragraph-rsid="0000fc86" style:font-weight-asian="bold" style:font-weight-complex="bold"/>
    </style:style>
    <style:style style:name="P10" style:family="paragraph" style:parent-style-name="Table_20_Contents">
      <style:text-properties officeooo:rsid="0007fe4f" officeooo:paragraph-rsid="0007fe4f"/>
    </style:style>
    <style:style style:name="P11" style:family="paragraph" style:parent-style-name="Table_20_Contents">
      <style:text-properties officeooo:rsid="00087b9b" officeooo:paragraph-rsid="00087b9b"/>
    </style:style>
    <style:style style:name="P12" style:family="paragraph" style:parent-style-name="Standard">
      <style:text-properties officeooo:rsid="00098434" officeooo:paragraph-rsid="00098434"/>
    </style:style>
    <style:style style:name="P13" style:family="paragraph" style:parent-style-name="Text_20_body">
      <style:text-properties officeooo:rsid="00087b9b" officeooo:paragraph-rsid="00087b9b"/>
    </style:style>
    <style:style style:name="P14" style:family="paragraph" style:parent-style-name="Standard">
      <style:text-properties officeooo:rsid="00098434" officeooo:paragraph-rsid="00098434"/>
    </style:style>
    <style:style style:name="P15" style:family="paragraph" style:parent-style-name="Standard">
      <style:text-properties officeooo:rsid="00098434" officeooo:paragraph-rsid="001b031f"/>
    </style:style>
    <style:style style:name="P16" style:family="paragraph" style:parent-style-name="Standard">
      <style:text-properties officeooo:rsid="00098434" officeooo:paragraph-rsid="001e468f"/>
    </style:style>
    <style:style style:name="P17" style:family="paragraph" style:parent-style-name="Standard">
      <style:text-properties officeooo:rsid="00098434" officeooo:paragraph-rsid="00202dcf"/>
    </style:style>
    <style:style style:name="P18" style:family="paragraph" style:parent-style-name="Standard">
      <style:text-properties officeooo:rsid="00098434" officeooo:paragraph-rsid="0023bb3b"/>
    </style:style>
    <style:style style:name="P19" style:family="paragraph" style:parent-style-name="Standard">
      <style:text-properties officeooo:rsid="00098434" officeooo:paragraph-rsid="00087b9b"/>
    </style:style>
    <style:style style:name="P20" style:family="paragraph" style:parent-style-name="Standard">
      <style:text-properties officeooo:rsid="00098434" officeooo:paragraph-rsid="0029ca17"/>
    </style:style>
    <style:style style:name="P21" style:family="paragraph" style:parent-style-name="Standard">
      <style:text-properties officeooo:paragraph-rsid="00098434"/>
    </style:style>
    <style:style style:name="P22" style:family="paragraph" style:parent-style-name="Standard">
      <style:text-properties officeooo:paragraph-rsid="00148615"/>
    </style:style>
    <style:style style:name="P23" style:family="paragraph" style:parent-style-name="Standard">
      <style:text-properties officeooo:rsid="00190587" officeooo:paragraph-rsid="00190587"/>
    </style:style>
    <style:style style:name="P24" style:family="paragraph" style:parent-style-name="Standard">
      <style:text-properties officeooo:rsid="001b031f" officeooo:paragraph-rsid="001b031f"/>
    </style:style>
    <style:style style:name="P25" style:family="paragraph" style:parent-style-name="Standard">
      <style:text-properties officeooo:rsid="001ce590" officeooo:paragraph-rsid="001ce590"/>
    </style:style>
    <style:style style:name="P26" style:family="paragraph" style:parent-style-name="Standard">
      <style:text-properties officeooo:rsid="001f08e9" officeooo:paragraph-rsid="001f08e9"/>
    </style:style>
    <style:style style:name="P27" style:family="paragraph" style:parent-style-name="Standard">
      <style:text-properties officeooo:paragraph-rsid="00202dcf"/>
    </style:style>
    <style:style style:name="P28" style:family="paragraph" style:parent-style-name="Standard">
      <style:text-properties officeooo:paragraph-rsid="00243cab"/>
    </style:style>
    <style:style style:name="P29" style:family="paragraph" style:parent-style-name="Standard">
      <style:text-properties fo:font-style="normal" officeooo:paragraph-rsid="0029ca17" style:font-style-asian="normal" style:font-style-complex="normal"/>
    </style:style>
    <style:style style:name="P30" style:family="paragraph" style:parent-style-name="Table_20_Contents">
      <style:text-properties officeooo:rsid="0009caf7" officeooo:paragraph-rsid="0009caf7"/>
    </style:style>
    <style:style style:name="P31" style:family="paragraph" style:parent-style-name="Table_20_Contents">
      <style:text-properties officeooo:rsid="0007fe4f" officeooo:paragraph-rsid="0009caf7"/>
    </style:style>
    <style:style style:name="P32" style:family="paragraph" style:parent-style-name="Table_20_Contents">
      <style:text-properties officeooo:rsid="0007fe4f" officeooo:paragraph-rsid="0012cf49"/>
    </style:style>
    <style:style style:name="P33" style:family="paragraph" style:parent-style-name="Table_20_Contents">
      <style:text-properties officeooo:rsid="00087b9b" officeooo:paragraph-rsid="00087b9b"/>
    </style:style>
    <style:style style:name="P34" style:family="paragraph" style:parent-style-name="Table_20_Contents">
      <style:text-properties officeooo:rsid="000e20a5" officeooo:paragraph-rsid="000e20a5"/>
    </style:style>
    <style:style style:name="P35" style:family="paragraph" style:parent-style-name="Table_20_Contents">
      <style:text-properties officeooo:rsid="0012cf49" officeooo:paragraph-rsid="0012cf49"/>
    </style:style>
    <style:style style:name="P36" style:family="paragraph" style:parent-style-name="Table_20_Contents">
      <style:text-properties officeooo:paragraph-rsid="000228d7"/>
    </style:style>
    <style:style style:name="P37" style:family="paragraph" style:parent-style-name="Table_20_Contents">
      <style:text-properties officeooo:rsid="001361a4" officeooo:paragraph-rsid="001361a4"/>
    </style:style>
    <style:style style:name="P38" style:family="paragraph" style:parent-style-name="Table_20_Contents">
      <style:text-properties officeooo:rsid="003dedc3" officeooo:paragraph-rsid="003dedc3"/>
    </style:style>
    <style:style style:name="T1" style:family="text">
      <style:text-properties officeooo:rsid="000228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e29d" style:font-weight-asian="bold" style:font-weight-complex="bold"/>
    </style:style>
    <style:style style:name="T4" style:family="text">
      <style:text-properties officeooo:rsid="00098434"/>
    </style:style>
    <style:style style:name="T5" style:family="text">
      <style:text-properties officeooo:rsid="00148615"/>
    </style:style>
    <style:style style:name="T6" style:family="text">
      <style:text-properties officeooo:rsid="001e468f"/>
    </style:style>
    <style:style style:name="T7" style:family="text">
      <style:text-properties officeooo:rsid="00087b9b"/>
    </style:style>
    <style:style style:name="T8" style:family="text">
      <style:text-properties officeooo:rsid="00202dcf"/>
    </style:style>
    <style:style style:name="T9" style:family="text">
      <style:text-properties officeooo:rsid="0023bb3b"/>
    </style:style>
    <style:style style:name="T10" style:family="text">
      <style:text-properties fo:font-style="italic" officeooo:rsid="00148615" style:font-style-asian="italic" style:font-style-complex="italic"/>
    </style:style>
    <style:style style:name="T11" style:family="text">
      <style:text-properties fo:font-style="italic" officeooo:rsid="00098434" style:font-style-asian="italic" style:font-style-complex="italic"/>
    </style:style>
    <style:style style:name="T12" style:family="text">
      <style:text-properties fo:font-style="normal" officeooo:rsid="00098434" style:font-style-asian="normal" style:font-style-complex="normal"/>
    </style:style>
    <style:style style:name="T13" style:family="text">
      <style:text-properties fo:font-style="normal" officeooo:rsid="004033d9" style:font-style-asian="normal" style:font-style-complex="normal"/>
    </style:style>
    <style:style style:name="T14" style:family="text">
      <style:text-properties fo:font-style="normal" officeooo:rsid="00405934" style:font-style-asian="normal" style:font-style-complex="normal"/>
    </style:style>
    <style:style style:name="T15" style:family="text">
      <style:text-properties fo:font-style="normal" officeooo:rsid="004b5c2d" style:font-style-asian="normal" style:font-style-complex="normal"/>
    </style:style>
    <style:style style:name="T16" style:family="text">
      <style:text-properties officeooo:rsid="005048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eferências na internet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6"><text:span text:style-name="T3">Assunto</text:span></text:p>
          </table:table-cell>
          <table:table-cell table:style-name="Tabela1.A1" office:value-type="string">
            <text:p text:style-name="P8">t<text:span text:style-name="T1">ipo</text:span></text:p>
          </table:table-cell>
          <table:table-cell table:style-name="Tabela1.A1" office:value-type="string">
            <text:p text:style-name="P9">local</text:p>
          </table:table-cell>
          <table:table-cell table:style-name="Tabela1.D1" office:value-type="string">
            <text:p text:style-name="P9">Data da visualização</text:p>
          </table:table-cell>
        </table:table-row>
        <table:table-row>
          <table:table-cell table:style-name="Tabela1.A2" office:value-type="string">
            <text:p text:style-name="P2">Uma Introdução às construções geométricas</text:p>
          </table:table-cell>
          <table:table-cell table:style-name="Tabela1.A2" office:value-type="string">
            <text:p text:style-name="P2">Arquivo pdf</text:p>
          </table:table-cell>
          <table:table-cell table:style-name="Tabela1.A2" office:value-type="string">
            <text:p text:style-name="Table_20_Contents">http://www.obmep.org.br/docs/apostila8.pdf</text:p>
          </table:table-cell>
          <table:table-cell table:style-name="Tabela1.D2" office:value-type="string">
            <text:p text:style-name="P1">04/07/2020</text:p>
          </table:table-cell>
        </table:table-row>
        <table:table-row>
          <table:table-cell table:style-name="Tabela1.A2" office:value-type="string">
            <text:p text:style-name="P2">Construções geométricas com régua e compasso</text:p>
          </table:table-cell>
          <table:table-cell table:style-name="Tabela1.A2" office:value-type="string">
            <text:p text:style-name="P5">Videoaulas</text:p>
          </table:table-cell>
          <table:table-cell table:style-name="Tabela1.A2" office:value-type="string">
            <text:p text:style-name="Table_20_Contents">https://portaldaobmep.impa.br/index.php/modulo/ver?modulo=67#</text:p>
          </table:table-cell>
          <table:table-cell table:style-name="Tabela1.D2" office:value-type="string">
            <text:p text:style-name="P2">04/07/2020</text:p>
          </table:table-cell>
        </table:table-row>
        <table:table-row>
          <table:table-cell table:style-name="Tabela1.A2" office:value-type="string">
            <text:p text:style-name="Table_20_Contents">Construções Geométricas Por Régua e Compasso e Números Construtíveis</text:p>
          </table:table-cell>
          <table:table-cell table:style-name="Tabela1.A2" office:value-type="string">
            <text:p text:style-name="P3">Arquivo pdf</text:p>
          </table:table-cell>
          <table:table-cell table:style-name="Tabela1.A2" office:value-type="string">
            <text:p text:style-name="Table_20_Contents">http://www.dme.ufcg.edu.br/PROFmat/TCC/Luis.pdf</text:p>
          </table:table-cell>
          <table:table-cell table:style-name="Tabela1.D2" office:value-type="string">
            <text:p text:style-name="P2">04/07/2020</text:p>
          </table:table-cell>
        </table:table-row>
        <table:table-row>
          <table:table-cell table:style-name="Tabela1.A2" office:value-type="string">
            <text:p text:style-name="Table_20_Contents">Construções com régua e compasso. Números construtíveis.</text:p>
          </table:table-cell>
          <table:table-cell table:style-name="Tabela1.A2" office:value-type="string">
            <text:p text:style-name="P4">Arquivo pdf</text:p>
          </table:table-cell>
          <table:table-cell table:style-name="Tabela1.A2" office:value-type="string">
            <text:p text:style-name="Table_20_Contents">https://www.ime.unicamp.br/~rmiranda/ma770-2s2016/felippe.pdf</text:p>
          </table:table-cell>
          <table:table-cell table:style-name="Tabela1.D2" office:value-type="string">
            <text:p text:style-name="P6">04/07/2020</text:p>
          </table:table-cell>
        </table:table-row>
        <table:table-row>
          <table:table-cell table:style-name="Tabela1.A2" office:value-type="string">
            <text:p text:style-name="Table_20_Contents">Investigação histórica referente à base algébrica das construções geométricas com régua e compasso: o trabalho de Pierre Laurent Wantzel</text:p>
          </table:table-cell>
          <table:table-cell table:style-name="Tabela1.A2" office:value-type="string">
            <text:p text:style-name="P4">Arquivo pdf</text:p>
          </table:table-cell>
          <table:table-cell table:style-name="Tabela1.A2" office:value-type="string">
            <text:p text:style-name="Table_20_Contents">https://repositorio.ufpe.br/handle/123456789/4052</text:p>
          </table:table-cell>
          <table:table-cell table:style-name="Tabela1.D2" office:value-type="string">
            <text:p text:style-name="P7">04/07/2020</text:p>
          </table:table-cell>
        </table:table-row>
        <table:table-row>
          <table:table-cell table:style-name="Tabela1.A2" office:value-type="string">
            <text:p text:style-name="Table_20_Contents">Descartes e o método filosófico aplicado à matemática</text:p>
          </table:table-cell>
          <table:table-cell table:style-name="Tabela1.A2" office:value-type="string">
            <text:p text:style-name="P10">Artigo de revista eletrônica.</text:p>
          </table:table-cell>
          <table:table-cell table:style-name="Tabela1.A2" office:value-type="string">
            <text:p text:style-name="Table_20_Contents">https://periodicos.ufpel.edu.br/ojs2/index.php/Enciclopedia/article/download/9105/7082</text:p>
          </table:table-cell>
          <table:table-cell table:style-name="Tabela1.D2" office:value-type="string">
            <text:p text:style-name="P10">04/07/2020</text:p>
          </table:table-cell>
        </table:table-row>
        <table:table-row>
          <table:table-cell table:style-name="Tabela1.A2" office:value-type="string">
            <text:p text:style-name="P30">Álgebra</text:p>
          </table:table-cell>
          <table:table-cell table:style-name="Tabela1.A2" office:value-type="string">
            <text:p text:style-name="P31">Artigo de revista eletrônica.</text:p>
          </table:table-cell>
          <table:table-cell table:style-name="Tabela1.A2" office:value-type="string">
            <text:p text:style-name="P11"><text:a xlink:type="simple" xlink:href="https://pt.wikipedia.org/wiki/Álgebra" text:style-name="Internet_20_link" text:visited-style-name="Visited_20_Internet_20_Link">https://pt.wikipedia.org/wiki/</text:a><text:a xlink:type="simple" xlink:href="https://pt.wikipedia.org/wiki/Álgebra" text:style-name="Internet_20_link" text:visited-style-name="Visited_20_Internet_20_Link"><text:span text:style-name="T6">Á</text:span></text:a><text:a xlink:type="simple" xlink:href="https://pt.wikipedia.org/wiki/Álgebra" text:style-name="Internet_20_link" text:visited-style-name="Visited_20_Internet_20_Link">lgebra</text:a></text:p>
          </table:table-cell>
          <table:table-cell table:style-name="Tabela1.D2" office:value-type="string">
            <text:p text:style-name="P30">04/07/2020</text:p>
          </table:table-cell>
        </table:table-row>
        <table:table-row>
          <table:table-cell table:style-name="Tabela1.A2" office:value-type="string">
            <text:p text:style-name="P30">Álgebra</text:p>
          </table:table-cell>
          <table:table-cell table:style-name="Tabela1.A2" office:value-type="string">
            <text:p text:style-name="P31">Artigo de revista eletrônica.</text:p>
          </table:table-cell>
          <table:table-cell table:style-name="Tabela1.A2" office:value-type="string">
            <text:p text:style-name="P11">https://pt.wikipedia.org/wiki/Ren%C3%A9_Descartes</text:p>
          </table:table-cell>
          <table:table-cell table:style-name="Tabela1.D2" office:value-type="string">
            <text:p text:style-name="P30"/>
          </table:table-cell>
        </table:table-row>
        <table:table-row>
          <table:table-cell table:style-name="Tabela1.A2" office:value-type="string">
            <text:p text:style-name="P37"/>
          </table:table-cell>
          <table:table-cell table:style-name="Tabela1.A2" office:value-type="string">
            <text:p text:style-name="P34">Artigo</text:p>
          </table:table-cell>
          <table:table-cell table:style-name="Tabela1.A2" office:value-type="string">
            <text:p text:style-name="P11">WANTZEL, P. L. Recherches sur le moyens de reconnaıtre si un Problème de</text:p>
            <text:p text:style-name="P11">Géométrie peut se résoudre avec la règle et le compas. Journal de</text:p>
            <text:p text:style-name="P11">Mathématiques pures et appliquées, vol. 2, p. 366–372. Paris: 1837.</text:p>
          </table:table-cell>
          <table:table-cell table:style-name="Tabela1.D2" office:value-type="string">
            <text:p text:style-name="P30"/>
          </table:table-cell>
        </table:table-row>
        <text:soft-page-break/>
        <table:table-row>
          <table:table-cell table:style-name="Tabela1.A2" office:value-type="string">
            <text:p text:style-name="P30"/>
          </table:table-cell>
          <table:table-cell table:style-name="Tabela1.A2" office:value-type="string">
            <text:p text:style-name="P34"/>
          </table:table-cell>
          <table:table-cell table:style-name="Tabela1.A2" office:value-type="string">
            <text:p text:style-name="P11"><text:a xlink:type="simple" xlink:href="http://sites.mathdoc.fr/JMPA/PDF/JMPA_1837_1_2_A31_0.pdf" text:style-name="Internet_20_link" text:visited-style-name="Visited_20_Internet_20_Link">http://sites.mathdoc.fr/JMPA/PDF/JMPA_1837_1_2_A31_0.pdf</text:a></text:p>
          </table:table-cell>
          <table:table-cell table:style-name="Tabela1.D2" office:value-type="string">
            <text:p text:style-name="P30"/>
          </table:table-cell>
        </table:table-row>
        <table:table-row>
          <table:table-cell table:style-name="Tabela1.A2" office:value-type="string">
            <text:p text:style-name="P35">História</text:p>
          </table:table-cell>
          <table:table-cell table:style-name="Tabela1.A2" office:value-type="string">
            <text:p text:style-name="P32">Artigo de revista eletrônica.</text:p>
          </table:table-cell>
          <table:table-cell table:style-name="Tabela1.A2" office:value-type="string">
            <text:p text:style-name="P11"><text:a xlink:type="simple" xlink:href="https://mathshistory.st-andrews.ac.uk/Biographies/Wantzel/" text:style-name="Internet_20_link" text:visited-style-name="Visited_20_Internet_20_Link">https://mathshistory.st-andrews.ac.uk/Biographies/Wantzel/</text:a></text:p>
          </table:table-cell>
          <table:table-cell table:style-name="Tabela1.D2" office:value-type="string">
            <text:p text:style-name="P37">04/07/2020</text:p>
          </table:table-cell>
        </table:table-row>
        <table:table-row>
          <table:table-cell table:style-name="Tabela1.A2" office:value-type="string">
            <text:p text:style-name="P38">Artigo</text:p>
          </table:table-cell>
          <table:table-cell table:style-name="Tabela1.A2" office:value-type="string">
            <text:p text:style-name="P38">Repositório de universidade</text:p>
          </table:table-cell>
          <table:table-cell table:style-name="Tabela1.A2" office:value-type="string">
            <text:p text:style-name="P11">https://repositorio-aberto.up.pt/handle/10216/10387</text:p>
          </table:table-cell>
          <table:table-cell table:style-name="Tabela1.D2" office:value-type="string">
            <text:p text:style-name="P38">04/07/2020</text:p>
          </table:table-cell>
        </table:table-row>
      </table:table>
      <text:p text:style-name="Standard"/>
      <text:p text:style-name="P19"/>
      <text:p text:style-name="P12"/>
      <text:p text:style-name="P12">Resumo:</text:p>
      <text:p text:style-name="P21"><text:span text:style-name="T4">As construções com régua e compasso formaram um dos os pilares da matemática durante muitos anos. Os filósofos e matemáticos da antiga Grécia usaram as construções com régua e compasso para resolver muitas questões matemáticas. Desde essa época até a época de Descartes, uma prova geométrica era considerada rigorosa, se fosse feita com régua e compasso. Aqui me refiro a régua sem medidas. Já havia “algebrismo” na matemática desde os tempos babilônicos, muitas vezes com pouca conexão com a geometria. Antes do Iluminismo, século XVII, a geometria ainda era a base da matemática, e três grandes problemas circulavam nas cabeças dos principais matemáticos, (i) a duplicação (volume) de um cubo, (ii) a quadratura de um círculo, e, (iii) a trissecção de um ângulo. Suspeitava-se que esses problemas não teriam soluções, porque ninguém os tinha resolvidos. René Descartes <text:s/>(1596-1650) em seu trabalho revolucionário tanto na filosofia como nas ciências, sugeriu a união da geometria com a álgebra. Essa união conhecida como geometria analítica, revolucionou a matemática. Com essa nova visão, vários matemáticos passaram a associar pontos com pares de números e também retas com equações. Agora temos uma geometria sem desenhos, sem régua e sem compasso. Vários matemáticos, inclusive o grande Gauss, tentaram resolver os problemas (i), (ii) e (iii) tanto geométricamente como algebricamente. Somente em 1837, <text:s/>o matemático francês Pierre Laurent Wantzel apresentou primeira prova algébrica dos problemas (i) e (ii). O mesmo Wantzel, em 1845, apresentou outra prova. O tratamento algébrico desses três problemas geométricos é o tema deste projeto de pesquisa.</text:span></text:p>
      <text:p text:style-name="P12"/>
      <text:p text:style-name="P12">Introdução:</text:p>
      <text:p text:style-name="P28">As construções geométricas sempre chamaram e ainda chamam a atenção dos estudantes. Pois envolve trabalho manual e desenhos, coisas que relembram nossa agradável infância. Grandes matemáticos trabalharam com geometria como Tales, Pitágoras, Euclides, Arquimedes, Apolônio, Fermat, Cavaliere, Newton, Gauss etc [5,6] e três desses eram discutidos desde antes de Tales de Mileto, (i) a duplicação (volume) de um cubo, (ii) a quadratura de uma circunferência, e, a (iii) a trissecção de um ângulo. O papiro de Rhind [4] (1575 A.C.), em seu problema 48, mostra um círculo em um quadrado e calcula a área do círculo como (8/9) d². <text:s/>Uma tentativa de calcular a área aproximada de um círculo, ou seja, uma tentativa de “quadrar” um círculo. Vamos fazer um passeio pela história desse problema deste o primeiro relato conhecido até a primeira prova dada o Wentzel em 1837 [2,3]. Também queremos apresentar uma prova algébrica da impossibilidade de resolver esses três problemas [1], com a notação contemporânea. Neste projeto o estudante fará uma pesquisa bibliográfica sobre esses três problemas. Ele estudará e apresentará, com a atual notação atual, pelo menos uma prova algébrica da impossibilidade de se resolver esses problemas.</text:p>
      <text:p text:style-name="P22"/>
      <text:p text:style-name="P12"><text:soft-page-break/></text:p>
      <text:p text:style-name="P12">Objetivo geral:</text:p>
      <text:p text:style-name="P23">Apresentar o estudante ao mundo da pesquisa em matemática, enfatizando a linha do tempo de pensamentos matemáticos, possibilitando a abrangência de sua visão científica.</text:p>
      <text:p text:style-name="P12"/>
      <text:p text:style-name="P12">Objetivo específico:</text:p>
      <text:p text:style-name="P24">Preparar o estudante para seguir carreira na matemática.</text:p>
      <text:p text:style-name="P24">Preparar o estudante para compreender a Teoria de Galois.</text:p>
      <text:p text:style-name="P24">Preparar o futuro licenciado não só para o ensino, também para pesquisa.</text:p>
      <text:p text:style-name="P15"/>
      <text:p text:style-name="P20">Metodologias:</text:p>
      <text:p text:style-name="P29"><text:span text:style-name="T4">O levantamento das informações será realizado através de uma pesquisa descritiva e exploratória em material produzido nos trabalhos científicos, considerando todas as etapas como: conceitos, técnicas, resultados, discussões e conclusões, compreendendo o período 1576 a.c. até 1837 d.c. Vale ressaltar que o levantamento não será verticalizado, por se tratar de um trabalho de iniciação científica. </text:span></text:p>
      <text:p text:style-name="P29"><text:span text:style-name="T4">De acordo com Gil (2008) a pesquisa de caráter bibliográfico desenvolve-se com trabalhos já elaborados de livros e artigos por um processo sistemático através do método da cientificidade, tendo como objetivo fundamental expor soluções de problemas ao emprego de procedimentos científicos. Sendo assim, o levantamento bibliográfico será feito por meio de consulta eletrônica nas plataformas Google acadêmico, Scientific Electronic Library Online (SCIELO), <text:s/>MacTutor History of Mathematics Archive, Repositórios das Universidades brasileiras e estrangeiras, OBMEP e também na biblioteca física da UFAM. Utilizaremos as seguintes combinações de palavras-chave: Construções com régua e compasso; duplicação do cubo; quadratura do círculo e trissecção de um ângulo. O levantamento bibliográfico e documental ajudarão a mostrar as várias tentativas de solução <text:s/>(confirmação ou refutação) dos três problemas clássicos: (i) duplicação de um cubo, (ii) quadratura de uma circunferência e, (iii) trissecção de um ângulo. As informações coletadas serão analisadas semanalmente através de apresentação de seminário para o orientador e/ou outros discentes.</text:span></text:p>
      <text:p text:style-name="P25"><text:s/></text:p>
      <text:p text:style-name="P12">Referências:</text:p>
      <text:p text:style-name="P12"/>
      <text:p text:style-name="P26">GONÇALVES, Adilson. <text:span text:style-name="T2">Introdução à Álgebra</text:span>. IMPA: Rio de Jnaeiro, 1979.</text:p>
      <text:p text:style-name="P12"/>
      <text:p text:style-name="P12">WANTZEL, P. L. Recherches sur le moyens de reconnaıtre si un Problème de Géométrie peut se résoudre avec la règle et le compas. Journal de</text:p>
      <text:p text:style-name="P16">Mathématiques pures et appliquées, vol. 2, p. 366–372. Paris: 1837. <text:span text:style-name="T6">Disponível em</text:span> <text:a xlink:type="simple" xlink:href="http://sites.mathdoc.fr/JMPA/PDF/JMPA_1837_1_2_A31_0.pdf" text:style-name="Internet_20_link" text:visited-style-name="Visited_20_Internet_20_Link"><text:span text:style-name="T7">http://sites.mathdoc.fr/JMPA/PDF/JMPA_1837_1_2_A31_0.pdf</text:span></text:a><text:span text:style-name="T7">, acesso em 04/07/2020.</text:span></text:p>
      <text:p text:style-name="P16"/>
      <text:p text:style-name="P27"><text:span text:style-name="T2">Pierre Laurent Wantzel</text:span>, <text:span text:style-name="T8">disponível em https://mathshistory.st-andrews.ac.uk/Biographies/Wantzel/ (MacTutor History of Mathematics Archive) acesso em 04/07/2020.</text:span></text:p>
      <text:p text:style-name="P17"/>
      <text:p text:style-name="P17"><text:soft-page-break/><text:span text:style-name="T2">London Museums</text:span>, <text:span text:style-name="T9">disponível em </text:span><text:a xlink:type="simple" xlink:href="https://mathshistory.st-andrews.ac.uk/Gaz/London_Museums/" text:style-name="Internet_20_link" text:visited-style-name="Visited_20_Internet_20_Link"><text:span text:style-name="T9">https://mathshistory.st-andrews.ac.uk/Gaz/London_Museums/</text:span></text:a><text:span text:style-name="T9"> (MacTutor History of Mathematics Archive) acesso em 04/07/2020.</text:span></text:p>
      <text:p text:style-name="P18"/>
      <text:p text:style-name="P18">BOYER, Carl B.,<text:span text:style-name="T2"> História da Matemática</text:span>, Edgard Blücher, São Paulo, 1974.</text:p>
      <text:p text:style-name="P18"/>
      <text:p text:style-name="P18">EVES, Howard, <text:span text:style-name="T2">Introdução à História da Matemática</text:span>, Unicamp, Campinas, 1997.</text:p>
      <text:p text:style-name="P18"/>
      <text:p text:style-name="P18">GIL, A.C. Como elaborar projetos de pesquisa. 4. ed. São Paulo: Atlas, 2008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4T13:31:03.495000000</meta:creation-date>
    <dc:date>2020-07-04T20:18:07.008000000</dc:date>
    <meta:editing-duration>PT5H35M28S</meta:editing-duration>
    <meta:editing-cycles>76</meta:editing-cycles>
    <meta:generator>LibreOffice/6.3.6.2$Windows_X86_64 LibreOffice_project/2196df99b074d8a661f4036fca8fa0cbfa33a497</meta:generator>
    <meta:document-statistic meta:table-count="1" meta:image-count="0" meta:object-count="0" meta:page-count="4" meta:paragraph-count="72" meta:word-count="983" meta:character-count="7339" meta:non-whitespace-character-count="6424"/>
  </office:meta>
</office:document-meta>
</file>